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sans-serif"/>
    <style:font-face style:name="Courier New" svg:font-family="'Courier New'" style:font-family-generic="modern" style:font-pitch="fixed"/>
    <style:font-face style:name="Batang" svg:font-family="Batang"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P1" style:family="paragraph" style:parent-style-name="Normal">
      <style:paragraph-properties fo:text-align="justify" style:justify-single-word="false"/>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TOC_20_1">
      <style:paragraph-properties>
        <style:tab-stops>
          <style:tab-stop style:position="0.3055in"/>
          <style:tab-stop style:position="6.6862in" style:type="right" style:leader-style="dotted" style:leader-text="."/>
        </style:tab-stops>
      </style:paragraph-properties>
    </style:style>
    <style:style style:name="P4" style:family="paragraph" style:parent-style-name="TOC_20_2">
      <style:paragraph-properties>
        <style:tab-stops>
          <style:tab-stop style:position="0.4445in"/>
          <style:tab-stop style:position="6.5193in" style:type="right" style:leader-style="dotted" style:leader-text="."/>
        </style:tab-stops>
      </style:paragraph-properties>
    </style:style>
    <style:style style:name="P5" style:family="paragraph" style:parent-style-name="Text_20_body">
      <style:text-properties style:font-name="Calibri" style:font-name-complex="Calibri"/>
    </style:style>
    <style:style style:name="P6" style:family="paragraph" style:parent-style-name="Text_20_body">
      <style:paragraph-properties>
        <style:tab-stops>
          <style:tab-stop style:position="4.552in"/>
        </style:tab-stops>
      </style:paragraph-properties>
      <style:text-properties style:font-name="Calibri" style:font-name-complex="Calibri"/>
    </style:style>
    <style:style style:name="P7" style:family="paragraph" style:parent-style-name="Text_20_body">
      <style:text-properties style:font-name="Calibri" fo:font-weight="bold" style:font-weight-asian="bold" style:font-name-complex="Calibri" style:font-weight-complex="bold"/>
    </style:style>
    <style:style style:name="P8" style:family="paragraph" style:parent-style-name="Text_20_body">
      <style:paragraph-properties fo:margin-top="0in" fo:margin-bottom="0in" loext:contextual-spacing="false" fo:line-height="100%"/>
    </style:style>
    <style:style style:name="P9" style:family="paragraph" style:parent-style-name="Text_20_body">
      <style:paragraph-properties fo:margin-top="0in" fo:margin-bottom="0in" loext:contextual-spacing="false" fo:line-height="100%"/>
      <style:text-properties style:font-name="Calibri" style:font-name-complex="Calibri" style:font-size-complex="10.5pt"/>
    </style:style>
    <style:style style:name="P10" style:family="paragraph" style:parent-style-name="List_20_Paragraph">
      <style:paragraph-properties fo:text-align="justify" style:justify-single-word="false"/>
      <style:text-properties style:font-name="Calibri" style:font-name-complex="Calibri"/>
    </style:style>
    <style:style style:name="P11" style:family="paragraph" style:parent-style-name="Text_20_body">
      <style:paragraph-properties fo:margin-left="0.5in" fo:margin-right="0in" fo:margin-top="0in" fo:margin-bottom="0in" loext:contextual-spacing="false" fo:text-indent="0in" style:auto-text-indent="false">
        <style:tab-stops/>
      </style:paragraph-properties>
      <style:text-properties style:font-name="Calibri" style:font-name-complex="Calibri"/>
    </style:style>
    <style:style style:name="P12" style:family="paragraph" style:parent-style-name="List_20_2">
      <style:paragraph-properties fo:text-align="justify" style:justify-single-word="false"/>
      <style:text-properties fo:font-size="12pt" fo:language="pl" fo:country="PL" style:letter-kerning="true" style:font-name-asian="Batang" style:font-size-asian="12pt" style:language-asian="ko" style:country-asian="KR" style:font-name-complex="Calibri" style:font-size-complex="10.5pt" style:language-complex="hi" style:country-complex="IN"/>
    </style:style>
    <style:style style:name="P13" style:family="paragraph" style:parent-style-name="Title" style:master-page-name="MP0">
      <style:paragraph-properties fo:text-align="justify" style:justify-single-word="false" style:page-number="auto" fo:break-before="page"/>
      <style:text-properties style:font-name="Calibri" style:font-name-complex="Calibri"/>
    </style:style>
    <style:style style:name="P14" style:family="paragraph" style:parent-style-name="Heading_20_2">
      <style:text-properties style:font-name="Liberation Sans" officeooo:paragraph-rsid="00085e4b"/>
    </style:style>
    <style:style style:name="P15" style:family="paragraph" style:parent-style-name="Heading_20_2">
      <style:paragraph-properties fo:break-before="column"/>
    </style:style>
    <style:style style:name="P16" style:family="paragraph" style:parent-style-name="List_20_2" style:list-style-name="L4">
      <style:paragraph-properties fo:text-align="justify" style:justify-single-word="false"/>
      <style:text-properties fo:font-size="12pt" fo:language="pl" fo:country="PL" style:letter-kerning="true" style:font-name-asian="Batang" style:font-size-asian="12pt" style:language-asian="ko" style:country-asian="KR" style:font-name-complex="Calibri" style:font-size-complex="10.5pt" style:language-complex="hi" style:country-complex="IN"/>
    </style:style>
    <style:style style:name="P17" style:family="paragraph" style:parent-style-name="List_20_Paragraph" style:list-style-name="L2">
      <style:paragraph-properties fo:text-align="justify" style:justify-single-word="false"/>
      <style:text-properties style:font-name="Calibri" style:font-name-complex="Calibri"/>
    </style:style>
    <style:style style:name="P18" style:family="paragraph" style:parent-style-name="Normal" style:list-style-name="L7">
      <style:paragraph-properties fo:text-align="justify" style:justify-single-word="false"/>
      <style:text-properties style:font-name="Calibri" officeooo:rsid="0004daca" officeooo:paragraph-rsid="0004daca" style:font-name-complex="Calibri"/>
    </style:style>
    <style:style style:name="P19" style:family="paragraph" style:parent-style-name="Normal" style:list-style-name="L7">
      <style:paragraph-properties fo:text-align="justify" style:justify-single-word="false"/>
      <style:text-properties style:font-name="Calibri" officeooo:paragraph-rsid="0004daca"/>
    </style:style>
    <style:style style:name="P20" style:family="paragraph" style:parent-style-name="Standard" style:list-style-name="L1">
      <style:paragraph-properties fo:text-align="justify" style:justify-single-word="false"/>
      <style:text-properties style:font-name="Calibri" officeooo:rsid="000425f5" officeooo:paragraph-rsid="000425f5" style:font-name-complex="Calibri"/>
    </style:style>
    <style:style style:name="P21" style:family="paragraph" style:parent-style-name="Text_20_body" style:list-style-name="L5"/>
    <style:style style:name="P22" style:family="paragraph" style:parent-style-name="Text_20_body" style:list-style-name="L5">
      <style:text-properties style:font-name="Calibri" style:font-name-complex="Calibri"/>
    </style:style>
    <style:style style:name="P23" style:family="paragraph" style:parent-style-name="Text_20_body" style:list-style-name="L3">
      <style:paragraph-properties fo:margin-top="0in" fo:margin-bottom="0in" loext:contextual-spacing="false"/>
      <style:text-properties style:font-name="Calibri" style:font-name-complex="Calibri"/>
    </style:style>
    <style:style style:name="T1" style:family="text">
      <style:text-properties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style:style>
    <style:style style:name="T2" style:family="text">
      <style:text-properties style:font-name="Calibri" style:font-name-complex="Calibri"/>
    </style:style>
    <style:style style:name="T3" style:family="text">
      <style:text-properties style:font-name="Calibri" style:font-name-complex="Calibri" style:font-size-complex="10.5pt"/>
    </style:style>
    <style:style style:name="T4" style:family="text">
      <style:text-properties style:font-name="Calibri" fo:background-color="#ffff00" loext:char-shading-value="0" style:font-name-complex="Calibri"/>
    </style:style>
    <style:style style:name="T5" style:family="text">
      <style:text-properties fo:font-variant="normal" fo:text-transform="none" fo:color="#333333" style:font-name="Open Sans" fo:letter-spacing="normal" fo:font-style="normal" fo:font-weight="normal"/>
    </style:style>
    <style:style style:name="T6" style:family="text">
      <style:text-properties officeooo:rsid="0004daca" style:font-name-complex="Calibri"/>
    </style:style>
    <style:style style:name="T7" style:family="text">
      <style:text-properties fo:font-size="14pt" fo:font-weight="bold" officeooo:rsid="00085e4b" style:font-size-asian="14pt" style:font-weight-asian="bold" style:font-size-complex="14pt" style:font-weight-complex="bol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prawozdanie laboratoryjne</text:p>
      <text:h text:style-name="Heading_20_1" text:outline-level="1"><text:bookmark-start text:name="_Toc53675704"/><text:bookmark-start text:name="_Toc53648701"/><text:bookmark-start text:name="_Toc53610522"/>Nierelacyjne bazy danych<text:bookmark-end text:name="_Toc53675704"/><text:bookmark-end text:name="_Toc53648701"/><text:bookmark-end text:name="_Toc53610522"/></text:h>
      <text:p text:style-name="P1"/>
      <text:list xml:id="list987488204" text:style-name="L7">
        <text:list-item>
          <text:p text:style-name="P19"><text:span text:style-name="T6">Prowadzący: </text:span><text:span text:style-name="T5">dr hab. inż. Agnieszka Duraj</text:span></text:p>
        </text:list-item>
        <text:list-item>
          <text:p text:style-name="P18">Rok akademicki: 2020/2021</text:p>
        </text:list-item>
        <text:list-item>
          <text:p text:style-name="P18">Data zajęć: Wtorek 12:15</text:p>
        </text:list-item>
      </text:list>
      <text:p text:style-name="P1"/>
      <text:p text:style-name="P1"/>
      <text:p text:style-name="P1"/>
      <text:p text:style-name="P1"/>
      <text:p text:style-name="P1"/>
      <text:h text:style-name="P14" text:outline-level="2"><text:span text:style-name="T7">WeatherForYourCity</text:span></text:h>
      <text:p text:style-name="P2">Grupa:</text:p>
      <text:list xml:id="list2072567963" text:style-name="L1">
        <text:list-item>
          <text:p text:style-name="P20">Piotr Antczak 224248</text:p>
        </text:list-item>
        <text:list-item>
          <text:p text:style-name="P20">Witold Pietrzak 224406</text:p>
        </text:list-item>
      </text:list>
      <text:h text:style-name="P15" text:outline-level="2"><text:bookmark-start text:name="_Toc53675706"/><text:bookmark-start text:name="_Toc53648703"/>Spis Treści<text:bookmark-end text:name="_Toc53675706"/><text:bookmark-end text:name="_Toc53648703"/></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53675704" office:target-frame-name="_top" xlink:show="replace" text:style-name="Internet_20_link" text:visited-style-name="Visited_20_Internet_20_Link"><text:span text:style-name="Hyperlink">1</text:span></text:a><text:a xlink:type="simple" xlink:href="#_Toc53675704" office:target-frame-name="_top" xlink:show="replace" text:style-name="Internet_20_link" text:visited-style-name="Visited_20_Internet_20_Link"><text:span text:style-name="Default_20_Paragraph_20_Font"><text:span text:style-name="T1"><text:tab/></text:span></text:span></text:a><text:a xlink:type="simple" xlink:href="#_Toc53675704" office:target-frame-name="_top" xlink:show="replace" text:style-name="Internet_20_link" text:visited-style-name="Visited_20_Internet_20_Link"><text:span text:style-name="Hyperlink">Nierelacyjne bazy danych</text:span></text:a><text:a xlink:type="simple" xlink:href="#_Toc53675704" office:target-frame-name="_top" xlink:show="replace" text:style-name="Internet_20_link" text:visited-style-name="Visited_20_Internet_20_Link"><text:tab/>1</text:a></text:p>
          <text:p text:style-name="P4"><text:a xlink:type="simple" xlink:href="#_Toc53675705" office:target-frame-name="_top" xlink:show="replace" text:style-name="Internet_20_link" text:visited-style-name="Visited_20_Internet_20_Link"><text:span text:style-name="Hyperlink">1.1</text:span></text:a><text:a xlink:type="simple" xlink:href="#_Toc53675705" office:target-frame-name="_top" xlink:show="replace" text:style-name="Internet_20_link" text:visited-style-name="Visited_20_Internet_20_Link"><text:span text:style-name="Default_20_Paragraph_20_Font"><text:span text:style-name="T1"><text:tab/></text:span></text:span></text:a><text:a xlink:type="simple" xlink:href="#_Toc53675705" office:target-frame-name="_top" xlink:show="replace" text:style-name="Internet_20_link" text:visited-style-name="Visited_20_Internet_20_Link"><text:span text:style-name="Hyperlink">Nazwa projektu</text:span></text:a><text:a xlink:type="simple" xlink:href="#_Toc53675705" office:target-frame-name="_top" xlink:show="replace" text:style-name="Internet_20_link" text:visited-style-name="Visited_20_Internet_20_Link"><text:tab/>1</text:a></text:p>
          <text:p text:style-name="P4"><text:a xlink:type="simple" xlink:href="#_Toc53675706" office:target-frame-name="_top" xlink:show="replace" text:style-name="Internet_20_link" text:visited-style-name="Visited_20_Internet_20_Link"><text:span text:style-name="Hyperlink">1.2</text:span></text:a><text:a xlink:type="simple" xlink:href="#_Toc53675706" office:target-frame-name="_top" xlink:show="replace" text:style-name="Internet_20_link" text:visited-style-name="Visited_20_Internet_20_Link"><text:span text:style-name="Default_20_Paragraph_20_Font"><text:span text:style-name="T1"><text:tab/></text:span></text:span></text:a><text:a xlink:type="simple" xlink:href="#_Toc53675706" office:target-frame-name="_top" xlink:show="replace" text:style-name="Internet_20_link" text:visited-style-name="Visited_20_Internet_20_Link"><text:span text:style-name="Hyperlink">Spis Treści</text:span></text:a><text:a xlink:type="simple" xlink:href="#_Toc53675706" office:target-frame-name="_top" xlink:show="replace" text:style-name="Internet_20_link" text:visited-style-name="Visited_20_Internet_20_Link"><text:tab/>2</text:a></text:p>
          <text:p text:style-name="P3"><text:a xlink:type="simple" xlink:href="#_Toc53675707" office:target-frame-name="_top" xlink:show="replace" text:style-name="Internet_20_link" text:visited-style-name="Visited_20_Internet_20_Link"><text:span text:style-name="Hyperlink">2</text:span></text:a><text:a xlink:type="simple" xlink:href="#_Toc53675707" office:target-frame-name="_top" xlink:show="replace" text:style-name="Internet_20_link" text:visited-style-name="Visited_20_Internet_20_Link"><text:span text:style-name="Default_20_Paragraph_20_Font"><text:span text:style-name="T1"><text:tab/></text:span></text:span></text:a><text:a xlink:type="simple" xlink:href="#_Toc53675707" office:target-frame-name="_top" xlink:show="replace" text:style-name="Internet_20_link" text:visited-style-name="Visited_20_Internet_20_Link"><text:span text:style-name="Hyperlink">Analiza problemu</text:span></text:a><text:a xlink:type="simple" xlink:href="#_Toc53675707" office:target-frame-name="_top" xlink:show="replace" text:style-name="Internet_20_link" text:visited-style-name="Visited_20_Internet_20_Link"><text:tab/>2</text:a></text:p>
          <text:p text:style-name="P4"><text:a xlink:type="simple" xlink:href="#_Toc53675708" office:target-frame-name="_top" xlink:show="replace" text:style-name="Internet_20_link" text:visited-style-name="Visited_20_Internet_20_Link"><text:span text:style-name="Hyperlink">2.1</text:span></text:a><text:a xlink:type="simple" xlink:href="#_Toc53675708" office:target-frame-name="_top" xlink:show="replace" text:style-name="Internet_20_link" text:visited-style-name="Visited_20_Internet_20_Link"><text:span text:style-name="Default_20_Paragraph_20_Font"><text:span text:style-name="T1"><text:tab/></text:span></text:span></text:a><text:a xlink:type="simple" xlink:href="#_Toc53675708" office:target-frame-name="_top" xlink:show="replace" text:style-name="Internet_20_link" text:visited-style-name="Visited_20_Internet_20_Link"><text:span text:style-name="Hyperlink">Opis problemu do rozwiązania</text:span></text:a><text:a xlink:type="simple" xlink:href="#_Toc53675708" office:target-frame-name="_top" xlink:show="replace" text:style-name="Internet_20_link" text:visited-style-name="Visited_20_Internet_20_Link"><text:tab/>2</text:a></text:p>
          <text:p text:style-name="P4"><text:a xlink:type="simple" xlink:href="#_Toc53675709" office:target-frame-name="_top" xlink:show="replace" text:style-name="Internet_20_link" text:visited-style-name="Visited_20_Internet_20_Link"><text:span text:style-name="Hyperlink">2.2</text:span></text:a><text:a xlink:type="simple" xlink:href="#_Toc53675709" office:target-frame-name="_top" xlink:show="replace" text:style-name="Internet_20_link" text:visited-style-name="Visited_20_Internet_20_Link"><text:span text:style-name="Default_20_Paragraph_20_Font"><text:span text:style-name="T1"><text:tab/></text:span></text:span></text:a><text:a xlink:type="simple" xlink:href="#_Toc53675709" office:target-frame-name="_top" xlink:show="replace" text:style-name="Internet_20_link" text:visited-style-name="Visited_20_Internet_20_Link"><text:span text:style-name="Hyperlink">Opis dużego zbioru danych testowych</text:span></text:a><text:a xlink:type="simple" xlink:href="#_Toc53675709" office:target-frame-name="_top" xlink:show="replace" text:style-name="Internet_20_link" text:visited-style-name="Visited_20_Internet_20_Link"><text:tab/>3</text:a></text:p>
          <text:p text:style-name="P4"><text:a xlink:type="simple" xlink:href="#_Toc53675710" office:target-frame-name="_top" xlink:show="replace" text:style-name="Internet_20_link" text:visited-style-name="Visited_20_Internet_20_Link"><text:span text:style-name="Hyperlink">2.3</text:span></text:a><text:a xlink:type="simple" xlink:href="#_Toc53675710" office:target-frame-name="_top" xlink:show="replace" text:style-name="Internet_20_link" text:visited-style-name="Visited_20_Internet_20_Link"><text:span text:style-name="Default_20_Paragraph_20_Font"><text:span text:style-name="T1"><text:tab/></text:span></text:span></text:a><text:a xlink:type="simple" xlink:href="#_Toc53675710" office:target-frame-name="_top" xlink:show="replace" text:style-name="Internet_20_link" text:visited-style-name="Visited_20_Internet_20_Link"><text:span text:style-name="Hyperlink">Porównanie wybranych systemów baz danych (MongoDB oraz Cassandra)</text:span></text:a><text:a xlink:type="simple" xlink:href="#_Toc53675710" office:target-frame-name="_top" xlink:show="replace" text:style-name="Internet_20_link" text:visited-style-name="Visited_20_Internet_20_Link"><text:tab/>3</text:a></text:p>
          <text:p text:style-name="P3"><text:a xlink:type="simple" xlink:href="#_Toc53675711" office:target-frame-name="_top" xlink:show="replace" text:style-name="Internet_20_link" text:visited-style-name="Visited_20_Internet_20_Link"><text:span text:style-name="Hyperlink">3</text:span></text:a><text:a xlink:type="simple" xlink:href="#_Toc53675711" office:target-frame-name="_top" xlink:show="replace" text:style-name="Internet_20_link" text:visited-style-name="Visited_20_Internet_20_Link"><text:span text:style-name="Default_20_Paragraph_20_Font"><text:span text:style-name="T1"><text:tab/></text:span></text:span></text:a><text:a xlink:type="simple" xlink:href="#_Toc53675711" office:target-frame-name="_top" xlink:show="replace" text:style-name="Internet_20_link" text:visited-style-name="Visited_20_Internet_20_Link"><text:span text:style-name="Hyperlink">Prototyp</text:span></text:a><text:a xlink:type="simple" xlink:href="#_Toc53675711" office:target-frame-name="_top" xlink:show="replace" text:style-name="Internet_20_link" text:visited-style-name="Visited_20_Internet_20_Link"><text:tab/>4</text:a></text:p>
          <text:p text:style-name="P4"><text:a xlink:type="simple" xlink:href="#_Toc53675712" office:target-frame-name="_top" xlink:show="replace" text:style-name="Internet_20_link" text:visited-style-name="Visited_20_Internet_20_Link"><text:span text:style-name="Hyperlink">3.1</text:span></text:a><text:a xlink:type="simple" xlink:href="#_Toc53675712" office:target-frame-name="_top" xlink:show="replace" text:style-name="Internet_20_link" text:visited-style-name="Visited_20_Internet_20_Link"><text:span text:style-name="Default_20_Paragraph_20_Font"><text:span text:style-name="T1"><text:tab/></text:span></text:span></text:a><text:a xlink:type="simple" xlink:href="#_Toc53675712" office:target-frame-name="_top" xlink:show="replace" text:style-name="Internet_20_link" text:visited-style-name="Visited_20_Internet_20_Link"><text:span text:style-name="Hyperlink">Prototyp systemu</text:span></text:a><text:a xlink:type="simple" xlink:href="#_Toc53675712" office:target-frame-name="_top" xlink:show="replace" text:style-name="Internet_20_link" text:visited-style-name="Visited_20_Internet_20_Link"><text:tab/>4</text:a></text:p>
          <text:p text:style-name="P4"><text:a xlink:type="simple" xlink:href="#_Toc53675713" office:target-frame-name="_top" xlink:show="replace" text:style-name="Internet_20_link" text:visited-style-name="Visited_20_Internet_20_Link"><text:span text:style-name="Hyperlink">3.2</text:span></text:a><text:a xlink:type="simple" xlink:href="#_Toc53675713" office:target-frame-name="_top" xlink:show="replace" text:style-name="Internet_20_link" text:visited-style-name="Visited_20_Internet_20_Link"><text:span text:style-name="Default_20_Paragraph_20_Font"><text:span text:style-name="T1"><text:tab/></text:span></text:span></text:a><text:a xlink:type="simple" xlink:href="#_Toc53675713" office:target-frame-name="_top" xlink:show="replace" text:style-name="Internet_20_link" text:visited-style-name="Visited_20_Internet_20_Link"><text:span text:style-name="Hyperlink">Implementacja RESTful API</text:span></text:a><text:a xlink:type="simple" xlink:href="#_Toc53675713" office:target-frame-name="_top" xlink:show="replace" text:style-name="Internet_20_link" text:visited-style-name="Visited_20_Internet_20_Link"><text:tab/>4</text:a></text:p>
          <text:p text:style-name="P4"><text:a xlink:type="simple" xlink:href="#_Toc53675714" office:target-frame-name="_top" xlink:show="replace" text:style-name="Internet_20_link" text:visited-style-name="Visited_20_Internet_20_Link"><text:span text:style-name="Hyperlink">3.3</text:span></text:a><text:a xlink:type="simple" xlink:href="#_Toc53675714" office:target-frame-name="_top" xlink:show="replace" text:style-name="Internet_20_link" text:visited-style-name="Visited_20_Internet_20_Link"><text:span text:style-name="Default_20_Paragraph_20_Font"><text:span text:style-name="T1"><text:tab/></text:span></text:span></text:a><text:a xlink:type="simple" xlink:href="#_Toc53675714" office:target-frame-name="_top" xlink:show="replace" text:style-name="Internet_20_link" text:visited-style-name="Visited_20_Internet_20_Link"><text:span text:style-name="Hyperlink">Środowisko testowe i testy</text:span></text:a><text:a xlink:type="simple" xlink:href="#_Toc53675714" office:target-frame-name="_top" xlink:show="replace" text:style-name="Internet_20_link" text:visited-style-name="Visited_20_Internet_20_Link"><text:tab/>4</text:a></text:p>
          <text:p text:style-name="P3"><text:a xlink:type="simple" xlink:href="#_Toc53675715" office:target-frame-name="_top" xlink:show="replace" text:style-name="Internet_20_link" text:visited-style-name="Visited_20_Internet_20_Link"><text:span text:style-name="Hyperlink">4</text:span></text:a><text:a xlink:type="simple" xlink:href="#_Toc53675715" office:target-frame-name="_top" xlink:show="replace" text:style-name="Internet_20_link" text:visited-style-name="Visited_20_Internet_20_Link"><text:span text:style-name="Default_20_Paragraph_20_Font"><text:span text:style-name="T1"><text:tab/></text:span></text:span></text:a><text:a xlink:type="simple" xlink:href="#_Toc53675715" office:target-frame-name="_top" xlink:show="replace" text:style-name="Internet_20_link" text:visited-style-name="Visited_20_Internet_20_Link"><text:span text:style-name="Hyperlink">Skalowanie rozwiązania</text:span></text:a><text:a xlink:type="simple" xlink:href="#_Toc53675715" office:target-frame-name="_top" xlink:show="replace" text:style-name="Internet_20_link" text:visited-style-name="Visited_20_Internet_20_Link"><text:tab/>5</text:a></text:p>
          <text:p text:style-name="P4"><text:a xlink:type="simple" xlink:href="#_Toc53675716" office:target-frame-name="_top" xlink:show="replace" text:style-name="Internet_20_link" text:visited-style-name="Visited_20_Internet_20_Link"><text:span text:style-name="Hyperlink">4.1</text:span></text:a><text:a xlink:type="simple" xlink:href="#_Toc53675716" office:target-frame-name="_top" xlink:show="replace" text:style-name="Internet_20_link" text:visited-style-name="Visited_20_Internet_20_Link"><text:span text:style-name="Default_20_Paragraph_20_Font"><text:span text:style-name="T1"><text:tab/></text:span></text:span></text:a><text:a xlink:type="simple" xlink:href="#_Toc53675716" office:target-frame-name="_top" xlink:show="replace" text:style-name="Internet_20_link" text:visited-style-name="Visited_20_Internet_20_Link"><text:span text:style-name="Hyperlink">Konfiguracja klastra</text:span></text:a><text:a xlink:type="simple" xlink:href="#_Toc53675716" office:target-frame-name="_top" xlink:show="replace" text:style-name="Internet_20_link" text:visited-style-name="Visited_20_Internet_20_Link"><text:tab/>5</text:a></text:p>
          <text:p text:style-name="P4"><text:a xlink:type="simple" xlink:href="#_Toc53675717" office:target-frame-name="_top" xlink:show="replace" text:style-name="Internet_20_link" text:visited-style-name="Visited_20_Internet_20_Link"><text:span text:style-name="Hyperlink">4.2</text:span></text:a><text:a xlink:type="simple" xlink:href="#_Toc53675717" office:target-frame-name="_top" xlink:show="replace" text:style-name="Internet_20_link" text:visited-style-name="Visited_20_Internet_20_Link"><text:span text:style-name="Default_20_Paragraph_20_Font"><text:span text:style-name="T1"><text:tab/></text:span></text:span></text:a><text:a xlink:type="simple" xlink:href="#_Toc53675717" office:target-frame-name="_top" xlink:show="replace" text:style-name="Internet_20_link" text:visited-style-name="Visited_20_Internet_20_Link"><text:span text:style-name="Hyperlink">Opis procedury awarii oraz przywrócenia systemu do pełnej sprawności</text:span></text:a><text:a xlink:type="simple" xlink:href="#_Toc53675717" office:target-frame-name="_top" xlink:show="replace" text:style-name="Internet_20_link" text:visited-style-name="Visited_20_Internet_20_Link"><text:tab/>5</text:a></text:p>
          <text:p text:style-name="P4"><text:a xlink:type="simple" xlink:href="#_Toc53675718" office:target-frame-name="_top" xlink:show="replace" text:style-name="Internet_20_link" text:visited-style-name="Visited_20_Internet_20_Link"><text:span text:style-name="Hyperlink">4.3</text:span></text:a><text:a xlink:type="simple" xlink:href="#_Toc53675718" office:target-frame-name="_top" xlink:show="replace" text:style-name="Internet_20_link" text:visited-style-name="Visited_20_Internet_20_Link"><text:span text:style-name="Default_20_Paragraph_20_Font"><text:span text:style-name="T1"><text:tab/></text:span></text:span></text:a><text:a xlink:type="simple" xlink:href="#_Toc53675718" office:target-frame-name="_top" xlink:show="replace" text:style-name="Internet_20_link" text:visited-style-name="Visited_20_Internet_20_Link"><text:span text:style-name="Hyperlink">Wdrożenie</text:span></text:a><text:a xlink:type="simple" xlink:href="#_Toc53675718" office:target-frame-name="_top" xlink:show="replace" text:style-name="Internet_20_link" text:visited-style-name="Visited_20_Internet_20_Link"><text:tab/>5</text:a></text:p>
          <text:p text:style-name="P4"><text:a xlink:type="simple" xlink:href="#_Toc53675719" office:target-frame-name="_top" xlink:show="replace" text:style-name="Internet_20_link" text:visited-style-name="Visited_20_Internet_20_Link"><text:span text:style-name="Hyperlink">4.4</text:span></text:a><text:a xlink:type="simple" xlink:href="#_Toc53675719" office:target-frame-name="_top" xlink:show="replace" text:style-name="Internet_20_link" text:visited-style-name="Visited_20_Internet_20_Link"><text:span text:style-name="Default_20_Paragraph_20_Font"><text:span text:style-name="T1"><text:tab/></text:span></text:span></text:a><text:a xlink:type="simple" xlink:href="#_Toc53675719" office:target-frame-name="_top" xlink:show="replace" text:style-name="Internet_20_link" text:visited-style-name="Visited_20_Internet_20_Link"><text:span text:style-name="Hyperlink">Konfiguracja Docker i Docker compose</text:span></text:a><text:a xlink:type="simple" xlink:href="#_Toc53675719" office:target-frame-name="_top" xlink:show="replace" text:style-name="Internet_20_link" text:visited-style-name="Visited_20_Internet_20_Link"><text:tab/>5</text:a></text:p>
          <text:p text:style-name="P4"><text:a xlink:type="simple" xlink:href="#_Toc53675720" office:target-frame-name="_top" xlink:show="replace" text:style-name="Internet_20_link" text:visited-style-name="Visited_20_Internet_20_Link"><text:span text:style-name="Hyperlink">4.5</text:span></text:a><text:a xlink:type="simple" xlink:href="#_Toc53675720" office:target-frame-name="_top" xlink:show="replace" text:style-name="Internet_20_link" text:visited-style-name="Visited_20_Internet_20_Link"><text:span text:style-name="Default_20_Paragraph_20_Font"><text:span text:style-name="T1"><text:tab/></text:span></text:span></text:a><text:a xlink:type="simple" xlink:href="#_Toc53675720" office:target-frame-name="_top" xlink:show="replace" text:style-name="Internet_20_link" text:visited-style-name="Visited_20_Internet_20_Link"><text:span text:style-name="Hyperlink">Testy</text:span></text:a><text:a xlink:type="simple" xlink:href="#_Toc53675720" office:target-frame-name="_top" xlink:show="replace" text:style-name="Internet_20_link" text:visited-style-name="Visited_20_Internet_20_Link"><text:tab/>5</text:a></text:p>
          <text:p text:style-name="P3"><text:a xlink:type="simple" xlink:href="#_Toc53675721" office:target-frame-name="_top" xlink:show="replace" text:style-name="Internet_20_link" text:visited-style-name="Visited_20_Internet_20_Link"><text:span text:style-name="Hyperlink">4.</text:span></text:a><text:a xlink:type="simple" xlink:href="#_Toc53675721" office:target-frame-name="_top" xlink:show="replace" text:style-name="Internet_20_link" text:visited-style-name="Visited_20_Internet_20_Link"><text:span text:style-name="Default_20_Paragraph_20_Font"><text:span text:style-name="T1"><text:tab/></text:span></text:span></text:a><text:a xlink:type="simple" xlink:href="#_Toc53675721" office:target-frame-name="_top" xlink:show="replace" text:style-name="Internet_20_link" text:visited-style-name="Visited_20_Internet_20_Link"><text:span text:style-name="Hyperlink">6 Wnioski</text:span></text:a><text:a xlink:type="simple" xlink:href="#_Toc53675721" office:target-frame-name="_top" xlink:show="replace" text:style-name="Internet_20_link" text:visited-style-name="Visited_20_Internet_20_Link"><text:tab/>6</text:a></text:p>
          <text:p text:style-name="P3"><text:a xlink:type="simple" xlink:href="#_Toc53675722" office:target-frame-name="_top" xlink:show="replace" text:style-name="Internet_20_link" text:visited-style-name="Visited_20_Internet_20_Link"><text:span text:style-name="Hyperlink">5</text:span></text:a><text:a xlink:type="simple" xlink:href="#_Toc53675722" office:target-frame-name="_top" xlink:show="replace" text:style-name="Internet_20_link" text:visited-style-name="Visited_20_Internet_20_Link"><text:span text:style-name="Default_20_Paragraph_20_Font"><text:span text:style-name="T1"><text:tab/></text:span></text:span></text:a><text:a xlink:type="simple" xlink:href="#_Toc53675722" office:target-frame-name="_top" xlink:show="replace" text:style-name="Internet_20_link" text:visited-style-name="Visited_20_Internet_20_Link"><text:span text:style-name="Hyperlink">Literatura</text:span></text:a><text:a xlink:type="simple" xlink:href="#_Toc53675722" office:target-frame-name="_top" xlink:show="replace" text:style-name="Internet_20_link" text:visited-style-name="Visited_20_Internet_20_Link"><text:tab/>6</text:a></text:p>
          <text:p text:style-name="P3"><text:a xlink:type="simple" xlink:href="#_Toc53675723" office:target-frame-name="_top" xlink:show="replace" text:style-name="Internet_20_link" text:visited-style-name="Visited_20_Internet_20_Link"><text:span text:style-name="Hyperlink">6</text:span></text:a><text:a xlink:type="simple" xlink:href="#_Toc53675723" office:target-frame-name="_top" xlink:show="replace" text:style-name="Internet_20_link" text:visited-style-name="Visited_20_Internet_20_Link"><text:span text:style-name="Default_20_Paragraph_20_Font"><text:span text:style-name="T1"><text:tab/></text:span></text:span></text:a><text:a xlink:type="simple" xlink:href="#_Toc53675723" office:target-frame-name="_top" xlink:show="replace" text:style-name="Internet_20_link" text:visited-style-name="Visited_20_Internet_20_Link"><text:span text:style-name="Hyperlink">Uwagi</text:span></text:a><text:a xlink:type="simple" xlink:href="#_Toc53675723" office:target-frame-name="_top" xlink:show="replace" text:style-name="Internet_20_link" text:visited-style-name="Visited_20_Internet_20_Link"><text:tab/>6</text:a></text:p>
        </text:index-body>
      </text:table-of-content>
      <text:p text:style-name="Normal"/>
      <text:p text:style-name="Normal"/>
      <text:p text:style-name="Normal"><text:soft-page-break/></text:p>
      <text:p text:style-name="Normal"/>
      <text:h text:style-name="Heading_20_1" text:outline-level="1"><text:bookmark-start text:name="_Toc53675707"/><text:bookmark-start text:name="_Toc53648704"/><text:bookmark-start text:name="_Toc53610524"/><text:bookmark-start text:name="__RefHeading___Toc108_3699051073"/>Analiza problemu<text:bookmark-end text:name="_Toc53675707"/><text:bookmark-end text:name="_Toc53648704"/><text:bookmark-end text:name="_Toc53610524"/><text:bookmark-end text:name="__RefHeading___Toc108_3699051073"/></text:h>
      <text:h text:style-name="Heading_20_2" text:outline-level="2"><text:bookmark-start text:name="_Toc53675708"/><text:bookmark-start text:name="_Toc53648705"/><text:bookmark-start text:name="_Toc53610525"/><text:bookmark-start text:name="__RefHeading___Toc110_3699051073"/>Opis problemu do rozwiązania<text:bookmark-end text:name="_Toc53675708"/><text:bookmark-end text:name="_Toc53648705"/><text:bookmark-end text:name="_Toc53610525"/><text:bookmark-end text:name="__RefHeading___Toc110_3699051073"/></text:h>
      <text:p text:style-name="P5"/>
      <text:p text:style-name="P5">Celem zadania jest przygotowanie nierelacyjnej bazy danych w oparciu o system bazodanowy Cassandra / MongoDB dla pewnej firmy w oparciu o dowolny duży zbiór danych systemu. Ilość gromadzonych danych będzie w przyszłości powiększać się. </text:p>
      <text:p text:style-name="P5">System ten ma umożliwić nie tylko łatwe zapisywanie nowych danych, lecz również szybki ich odczyt. Każdy pracownik, z dowolnej filli, powinien mieć możliwość ręcznego dodania rekordu. Zważywszy na perspektywy rozwoju, ma on za zadanie być prosty w obsłudze, celem dodania nowych jednostek ( np. szkół z których będą gromadzone dane). </text:p>
      <text:p text:style-name="P5">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7">Wymagania funkcjonalne:</text:p>
      <text:p text:style-name="P8"><text:span text:style-name="Default_20_Paragraph_20_Font"><text:span text:style-name="T2">•</text:span></text:span><text:span text:style-name="Default_20_Paragraph_20_Font"><text:span text:style-name="T3"><text:tab/>Odczyt rekordów</text:span></text:span></text:p>
      <text:p text:style-name="P9">•<text:tab/>Generowanie statystyk miesięcznych zapisanych w formacie umożliwiającym odczytanie <text:s text:c="17"/>w środowisku Microsoft Office</text:p>
      <text:p text:style-name="P9">•<text:tab/>Modyfikacje danych przez administratora</text:p>
      <text:p text:style-name="P9">•<text:tab/>Ręczne wprowadzanie rekordów</text:p>
      <text:p text:style-name="P9">•<text:tab/>Porównanie średnich wartości rekordów na danym obszarze ze średnią uzyskaną w ostatnich miesięcach</text:p>
      <text:p text:style-name="P5"/>
      <text:p text:style-name="P7">Wymagania niefunkcjonalne:</text:p>
      <text:p text:style-name="P9">•<text:tab/>Bezawaryjność i niezawodność </text:p>
      <text:p text:style-name="P9">•<text:tab/>Szybkość działania</text:p>
      <text:p text:style-name="P9">•<text:tab/>Przejrzystość</text:p>
      <text:p text:style-name="P9">•<text:tab/>Skalowalność</text:p>
      <text:p text:style-name="P9"><text:tab/></text:p>
      <text:h text:style-name="Heading_20_2" text:outline-level="2"><text:bookmark-start text:name="__RefHeading___Toc112_3699051073"/><text:bookmark-start text:name="_Toc53610526"/><text:bookmark-start text:name="_Toc53648706"/><text:bookmark-start text:name="_Toc53675709"/>Opis dużego zbioru danych testowych<text:bookmark-end text:name="__RefHeading___Toc112_3699051073"/><text:bookmark-end text:name="_Toc53610526"/><text:bookmark-end text:name="_Toc53648706"/><text:bookmark-end text:name="_Toc53675709"/></text:h>
      <text:p text:style-name="Text_20_body"/>
      <text:p text:style-name="Text_20_body"/>
      <text:p text:style-name="P5"/>
      <text:p text:style-name="P5">Student ma za zadanie opisać dane wykorzystane do zasilenia bazy danych i do testów. W tym podpunkcie muszą zostać zawarte ponadto: opis źródło danych, opis struktury danych<text:tab/>.</text:p>
      <text:p text:style-name="P5">W przypadku braku gotowego zbioru danych można posłużyć się generatorami – należy podać sposób generowania i konfigurację.</text:p>
      <text:p text:style-name="P6"><text:soft-page-break/><text:tab/></text:p>
      <text:h text:style-name="Heading_20_2" text:outline-level="2"><text:bookmark-start text:name="_Toc53675710"/><text:bookmark-start text:name="_Toc53648707"/><text:bookmark-start text:name="_Toc53610527"/>Porównanie wybranych systemów baz danych (MongoDB oraz Cassandra)<text:bookmark-end text:name="_Toc53675710"/><text:bookmark-end text:name="_Toc53648707"/><text:bookmark-end text:name="_Toc53610527"/> </text:h>
      <text:p text:style-name="Text_20_body"><text:span text:style-name="Default_20_Paragraph_20_Font"><text:span text:style-name="T2">Lista dostępnych systemów baz danych, które zostaną poddane analizie </text:span></text:span><text:span text:style-name="Default_20_Paragraph_20_Font"><text:span text:style-name="T4">(minimum 2)</text:span></text:span></text:p>
      <text:p text:style-name="P5">Analiza systemów baz danych pod kątem spełnienia wymagań: w pierwszej kolumnie wymagania co do aplikacji i systemu baz danych, w pierwszym wierszu analizowane systemy baz danych. Na przecięciach informację o tym czy dany system baz danych spełnia wymagania czy też nie, w jakim stopniu i czy przewidywane są jakieś problemy.</text:p>
      <text:p text:style-name="P7">Parametry do porównania: </text:p>
      <text:p text:style-name="P5">Krótki opis, typ NBD, Skalowalność, <text:tab/>stosunek ilości zapisów do odczytów, <text:s/>możliwość umieszczenia bazy w systemie chmurowym, język, metoda replikacji, wsparcie i dokumentacja.</text:p>
      <text:p text:style-name="P5">Uzasadnienie wyboru systemu baz danych</text:p>
      <text:p text:style-name="P5"/>
      <text:h text:style-name="Heading_20_1" text:outline-level="1"><text:bookmark-start text:name="_Toc53675711"/><text:bookmark-start text:name="_Toc53648708"/><text:bookmark-start text:name="_Toc53610528"/><text:bookmark-start text:name="__RefHeading___Toc116_3699051073"/>Prototyp<text:bookmark-end text:name="_Toc53675711"/><text:bookmark-end text:name="_Toc53648708"/><text:bookmark-end text:name="_Toc53610528"/><text:bookmark-end text:name="__RefHeading___Toc116_3699051073"/></text:h>
      <text:h text:style-name="Heading_20_2" text:outline-level="2"><text:bookmark-start text:name="_Toc53675712"/><text:bookmark-start text:name="_Toc53648709"/><text:bookmark-start text:name="_Toc53610529"/><text:bookmark-start text:name="__RefHeading___Toc118_3699051073"/>Prototyp systemu<text:bookmark-end text:name="_Toc53675712"/><text:bookmark-end text:name="_Toc53648709"/><text:bookmark-end text:name="_Toc53610529"/><text:bookmark-end text:name="__RefHeading___Toc118_3699051073"/></text:h>
      <text:p text:style-name="P5">Po wybraniu systemu baz danych, należy przygotować prototyp systemu. Firma zakłada, że dostęp do bazy danych powinien odbywać się po standardowym RESTful API, tak aby mogły z nim komunikować się różnego typu aplikacje klienckie albo urządzenia.</text:p>
      <text:list xml:id="list368244918" text:style-name="L2">
        <text:list-item>
          <text:p text:style-name="P17">Dokładny opis metod RESTful API wymaganych do działania systemu</text:p>
        </text:list-item>
        <text:list-item>
          <text:p text:style-name="P17">Konfiguracja bazy danych (Apache Cassandra / Mongo DB) <text:s/>+ wybór chmury obliczeniowej (np. Microsoft Azure Cloud)<text:tab/></text:p>
        </text:list-item>
        <text:list-item>
          <text:p text:style-name="P17">Opis wybranej technologii implementacji RESTful API, wraz z informacją o chmurze obliczeniowej, w której rozwiązanie docelowo może zostasć umieszczone. Chmura musi dawać możliwość dystrybucji geograficznej aplikacji i systemu baz danych, tak by RESTful API znajdowało się "możliwie blisko" klienta.]</text:p>
        </text:list-item>
        <text:list-item>
          <text:p text:style-name="P17">Opis środowiska do zarządzania bazą danych</text:p>
        </text:list-item>
        <text:list-item>
          <text:p text:style-name="P17">Procedura instalacji systemu baz danych, skrypt tworzący bazę danych i jej konfigurację</text:p>
        </text:list-item>
      </text:list>
      <text:p text:style-name="P10"/>
      <text:h text:style-name="Heading_20_2" text:outline-level="2"><text:bookmark-start text:name="_Toc53675713"/><text:bookmark-start text:name="_Toc53648710"/><text:bookmark-start text:name="_Toc53610530"/><text:bookmark-start text:name="__RefHeading___Toc120_3699051073"/>Implementacja RESTful API<text:bookmark-end text:name="_Toc53675713"/><text:bookmark-end text:name="_Toc53648710"/><text:bookmark-end text:name="_Toc53610530"/><text:bookmark-end text:name="__RefHeading___Toc120_3699051073"/></text:h>
      <text:p text:style-name="P5">Student ma za zadanie przygotować prostą implementację RESTful API, tak aby móc wykonywać podstawowe operacje CRUD na bazie danych.</text:p>
      <text:p text:style-name="P5">W tym podpunkcie muszą zostać zawarte informacje na temat:</text:p>
      <text:list xml:id="list2069284183" text:style-name="L3">
        <text:list-item>
          <text:p text:style-name="P23">Środowiska deweloperskiego, narzędzii, języka programowania</text:p>
        </text:list-item>
        <text:list-item>
          <text:p text:style-name="P23">Listingu z podstawowych elementów implementacyjnych</text:p>
        </text:list-item>
        <text:list-item>
          <text:p text:style-name="P23">Wykorzystanych sterowników</text:p>
        </text:list-item>
        <text:list-item>
          <text:p text:style-name="P23">Parametrów połączenia do bazy danych</text:p>
        </text:list-item>
      </text:list>
      <text:p text:style-name="P11"/>
      <text:h text:style-name="Heading_20_2" text:outline-level="2"><text:bookmark-start text:name="_Toc53675714"/><text:bookmark-start text:name="_Toc53648711"/><text:bookmark-start text:name="_Toc53610531"/><text:bookmark-start text:name="__RefHeading___Toc122_3699051073"/><text:soft-page-break/>Środowisko testowe i testy<text:bookmark-end text:name="_Toc53675714"/><text:bookmark-end text:name="_Toc53648711"/><text:bookmark-end text:name="_Toc53610531"/><text:bookmark-end text:name="__RefHeading___Toc122_3699051073"/></text:h>
      <text:p text:style-name="P5">Opis testu obciążeniowego bazy danych wykonanego przy użycia RESTful API bądź innego dostępnego narzędzia.</text:p>
      <text:p text:style-name="P5">Student ma przedstawić wykorzystywane do tego celu narzędzia oraz konfiguracja testu. Powinny zostać przetestowane wszystkie operacje CRUD, ponadto wyniki testów, ich analiza oraz wnioski. Jeżeli testy wykonywane są przez RESTful API, należy rozdzielić czasy obsługi żądań po stronie serwera i po stronie bazy danych</text:p>
      <text:p text:style-name="P5">W tym podpunkcie muszą zostać zawarte informacje:</text:p>
      <text:list xml:id="list2868836456" text:style-name="L4">
        <text:list-item>
          <text:p text:style-name="P16">Opis celu testów</text:p>
        </text:list-item>
        <text:list-item>
          <text:p text:style-name="P16">Opis parametrów testów: metoda, ilość iteracji, odstęp pomiędzy testami, czas time-out</text:p>
        </text:list-item>
        <text:list-item>
          <text:p text:style-name="P16">Interpretacja uzyskanych wyników testów</text:p>
        </text:list-item>
      </text:list>
      <text:p text:style-name="P5"><text:tab/><text:tab/></text:p>
      <text:p text:style-name="P5"/>
      <text:h text:style-name="Heading_20_1" text:outline-level="1"><text:bookmark-start text:name="_Toc53675715"/><text:bookmark-start text:name="_Toc53648712"/><text:bookmark-start text:name="_Toc53610532"/><text:bookmark-start text:name="__RefHeading___Toc124_3699051073"/>Skalowanie rozwiązania<text:bookmark-end text:name="_Toc53675715"/><text:bookmark-end text:name="_Toc53648712"/><text:bookmark-end text:name="_Toc53610532"/><text:bookmark-end text:name="__RefHeading___Toc124_3699051073"/></text:h>
      <text:h text:style-name="Heading_20_2" text:outline-level="2"><text:bookmark-start text:name="_Toc53675716"/><text:bookmark-start text:name="_Toc53648713"/><text:bookmark-start text:name="_Toc53610533"/><text:bookmark-start text:name="__RefHeading___Toc126_3699051073"/>Konfiguracja klastra<text:bookmark-end text:name="_Toc53675716"/><text:bookmark-end text:name="_Toc53648713"/><text:bookmark-end text:name="_Toc53610533"/><text:bookmark-end text:name="__RefHeading___Toc126_3699051073"/></text:h>
      <text:p text:style-name="P5">Zgodnie z wymaganiami, system baz danych musi być skalowalny i zapewniać dużą niezawodność pracy. Przygotuj konfigurację klastra w taki sposób, aby zwiększyć jego wydajność względem pojedynczego systemu baz danych. Minimalna liczba węzłów klastra powinna wynosić 2. Zaleca się sprawdzenie także zachowania systemu dla większej liczby węzłów.</text:p>
      <text:p text:style-name="P5">W tym podpunkcie muszą zostać zawarte informacje:</text:p>
      <text:list xml:id="list164853733611976" text:continue-numbering="true" text:style-name="L4">
        <text:list-item>
          <text:p text:style-name="P16">Opis stopnia redundancji, wybór przynajmniej 3 różnych replication factor celem testów</text:p>
        </text:list-item>
        <text:list-item>
          <text:p text:style-name="P16">Wybór pomiędzy Simple Strategy i Network Topology Strategy</text:p>
        </text:list-item>
        <text:list-item>
          <text:p text:style-name="P16">Odpowiedź na pytanie: w jakim przypadku działanie systemu byłoby niemożliwe?</text:p>
        </text:list-item>
      </text:list>
      <text:h text:style-name="Heading_20_2" text:outline-level="2"><text:bookmark text:name="_Toc53648714"/></text:h>
      <text:h text:style-name="Heading_20_2" text:outline-level="2"><text:bookmark-start text:name="_Toc53675717"/><text:bookmark-start text:name="_Toc53648715"/><text:bookmark-start text:name="_Toc53610534"/>Opis procedury awarii oraz przywrócenia systemu do pełnej sprawności<text:bookmark-end text:name="_Toc53675717"/><text:bookmark-end text:name="_Toc53648715"/><text:bookmark-end text:name="_Toc53610534"/></text:h>
      <text:p text:style-name="P5">Konfiguracja klastra powinna także uwzględniać możliwą redundancję danych w nim zgromadzonych, tak aby w przypadku "awarii" system działał dalej prawidłow. Dlatego też należy przygotować procedurę związaną z przywróceniem systemu do pełnego działania po awarii, a następnie ocenić skutki awarii poszczególnych elementów systemu na jego działanie. Wyróżnione powinny zostać elementy krytyczne, które uniemożliwią jego działanie.</text:p>
      <text:p text:style-name="P12"/>
      <text:h text:style-name="Heading_20_2" text:outline-level="2"><text:bookmark-start text:name="_Toc53675718"/><text:bookmark-start text:name="_Toc53648716"/><text:bookmark-start text:name="_Toc53610535"/><text:bookmark-start text:name="__RefHeading___Toc128_3699051073"/>Wdrożenie<text:bookmark-end text:name="_Toc53675718"/><text:bookmark-end text:name="_Toc53648716"/><text:bookmark-end text:name="_Toc53610535"/><text:bookmark-end text:name="__RefHeading___Toc128_3699051073"/></text:h>
      <text:p text:style-name="P5">Diagramy wdrożeniowe systemu z opisem wymagań</text:p>
      <text:p text:style-name="P5"><text:soft-page-break/></text:p>
      <text:h text:style-name="Heading_20_2" text:outline-level="2"><text:bookmark-start text:name="_Toc53675719"/><text:bookmark-start text:name="_Toc53648717"/><text:bookmark-start text:name="_Toc53610536"/><text:bookmark-start text:name="__RefHeading___Toc130_3699051073"/>Konfiguracja Docker i Docker compose<text:bookmark-end text:name="_Toc53675719"/><text:bookmark-end text:name="_Toc53648717"/><text:bookmark-end text:name="_Toc53610536"/><text:bookmark-end text:name="__RefHeading___Toc130_3699051073"/></text:h>
      <text:p text:style-name="P5">Do przygotowania środowiska zaleca się wykorzystanie obrazów Dockerowych, zarówno dla systemu baz danych jak i dla aplikacji ReST API. Konfiguracja dla poszczególnych obrazów, wraz z ich modyfikacjami. Wykorzystać powinno się Docker compose, który zestawi cały system. Student powinien dodać skrypt.</text:p>
      <text:p text:style-name="P5">UWAGA! Jeżeli uda się stworzyć klaster Kubernetes/Docker/Grafana/Prometheus i udostępnić go na zajęcia, to będzie to docelowa platforma uruchomieniowa. Problemem mogą być niestety kwestie bezpieczeństwa. Na razie trwają nad tym prace.</text:p>
      <text:p text:style-name="P5"/>
      <text:h text:style-name="Heading_20_2" text:outline-level="2"><text:bookmark-start text:name="_Toc53675720"/><text:bookmark-start text:name="_Toc53648718"/><text:bookmark-start text:name="_Toc53610537"/><text:bookmark-start text:name="__RefHeading___Toc132_3699051073"/>Testy<text:bookmark-end text:name="_Toc53675720"/><text:bookmark-end text:name="_Toc53648718"/><text:bookmark-end text:name="_Toc53610537"/><text:bookmark-end text:name="__RefHeading___Toc132_3699051073"/></text:h>
      <text:p text:style-name="P5">W tym etapie należy przeprowadzić test operacji CRUD dla klastra na podobnej zasadzie jak dla pojedynczego węzła, a następnie umieść wyniki testów i porównać je z wcześniejszymi wynikami.Przedstawienie wyników testów dla dwóch niezależnych klientów, z których każdy wykonuje operacje na "swoim" centrum danych. Porównanie wyników z wcześniej uzyskanymi.</text:p>
      <text:p text:style-name="P5">W tym podpunkcie muszą zostać zawarte informacje:</text:p>
      <text:list xml:id="list164854810965286" text:continue-numbering="true" text:style-name="L4">
        <text:list-item>
          <text:p text:style-name="P16">Opis parametrów testów: metoda, ilość iteracji, odstęp pomiędzy testami, czas time-out, replication factor (wartość replication factor może być różna dla testów)</text:p>
        </text:list-item>
        <text:list-item>
          <text:p text:style-name="P16">Analiza porównawcza wyników ze wcześniejszymi</text:p>
        </text:list-item>
      </text:list>
      <text:h text:style-name="Heading_20_1" text:outline-level="1"><text:bookmark-start text:name="_Toc53648720"/><text:bookmark-start text:name="__RefHeading___Toc142_3699051073"/></text:h>
      <text:h text:style-name="Heading_20_1" text:outline-level="1"><text:bookmark-start text:name="_Toc53675721"/>6 Wnioski<text:bookmark-end text:name="_Toc53675721"/><text:bookmark-end text:name="_Toc53648720"/><text:bookmark-end text:name="__RefHeading___Toc142_3699051073"/></text:h>
      <text:p text:style-name="P5">Student ma za zadanie ocenić, czy początkowy wybór systemu baz danych był słuszny oraz odpowiedzieć na pytania:</text:p>
      <text:p text:style-name="P5">Czy spełnił on stawiane mu wymagania?</text:p>
      <text:p text:style-name="P5">Czy po wykonaniu projektu, dokonałbyś innego wyboru systemu baz danych?</text:p>
      <text:p text:style-name="P5"/>
      <text:h text:style-name="Heading_20_1" text:outline-level="1"><text:bookmark-start text:name="_Toc53675722"/><text:bookmark-start text:name="_Toc53648721"/><text:bookmark-start text:name="_Toc53610539"/><text:bookmark-start text:name="__RefHeading___Toc144_3699051073"/>Literatura<text:bookmark-end text:name="_Toc53675722"/><text:bookmark-end text:name="_Toc53648721"/><text:bookmark-end text:name="_Toc53610539"/><text:bookmark-end text:name="__RefHeading___Toc144_3699051073"/></text:h>
      <text:p text:style-name="P5">Spis literatury w poprawnym formacie bibliograficznym. Jeżeli nie wiesz jak jest, znajdź stosowną informację na stronie BG PŁ</text:p>
      <text:p text:style-name="P5"/>
      <text:h text:style-name="Heading_20_1" text:outline-level="1"><text:bookmark-start text:name="_Toc53675723"/><text:bookmark-start text:name="_Toc53648722"/><text:bookmark-start text:name="_Toc53610540"/><text:bookmark-start text:name="__RefHeading___Toc146_3699051073"/>Uwagi<text:bookmark-end text:name="_Toc53675723"/><text:bookmark-end text:name="_Toc53648722"/><text:bookmark-end text:name="_Toc53610540"/><text:bookmark-end text:name="__RefHeading___Toc146_3699051073"/></text:h>
      <text:list xml:id="list604960420" text:style-name="L5">
        <text:list-item>
          <text:p text:style-name="P22">Pod rysunkami i listingami w sprawozdaniu umieść numerowane podpisy</text:p>
        </text:list-item>
        <text:list-item>
          <text:p text:style-name="P22"><text:soft-page-break/>W treści pracy stosuj dodawanie referencji do numerowanych elementów, nie pisz poniżej/powyżej, w kolejnym rozdziale itd.</text:p>
        </text:list-item>
        <text:list-item>
          <text:p text:style-name="P22">W treści pracy umieść referencje do literatury z której korzystasz np. przy analizie systemów baz danych</text:p>
        </text:list-item>
        <text:list-item>
          <text:p text:style-name="P21"><text:span text:style-name="Default_20_Paragraph_20_Font"><text:span text:style-name="T2">Przed konwersją do PDF i umieszczeniem sprawozdania na platformie, zaktualizuj spis treści</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sans-serif"/>
    <style:font-face style:name="Courier New" svg:font-family="'Courier New'" style:font-family-generic="modern" style:font-pitch="fixed"/>
    <style:font-face style:name="Batang" svg:font-family="Batang"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List_20_2" style:display-name="List 2" style:family="paragraph" style:parent-style-name="Normal" style:class="list">
      <style:paragraph-properties fo:margin-left="0.5in" fo:margin-right="0in" fo:margin-top="0in" fo:margin-bottom="0.111in" loext:contextual-spacing="false" fo:line-height="105%" fo:hyphenation-ladder-count="no-limit" fo:text-indent="-0.25in"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071in"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Magdalena Ludwicka</meta:initial-creator>
    <meta:creation-date>2020-10-14T22:00:00Z</meta:creation-date>
    <dc:date>2020-10-18T16:48:53.549117263</dc:date>
    <meta:editing-cycles>12</meta:editing-cycles>
    <meta:editing-duration>PT11H29M8S</meta:editing-duration>
    <meta:document-statistic meta:table-count="0" meta:image-count="0" meta:object-count="0" meta:page-count="6" meta:paragraph-count="112" meta:word-count="1179" meta:character-count="8229" meta:non-whitespace-character-count="7173"/>
    <meta:template xlink:type="simple" xlink:actuate="onRequest" xlink:title="" xlink:href="../../../../Downloads/Szablon%20sprawozdania.odt/Normal"/>
  </office:meta>
</office:document-meta>
</file>